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4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c2e0ae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 style:data-style-name="N110"/>
    <style:style style:name="ce6" style:family="table-cell" style:parent-style-name="Default" style:data-style-name="N2"/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0">
      <style:table-cell-properties fo:background-color="transparent"/>
    </style:style>
    <style:style style:name="ce12" style:family="table-cell" style:parent-style-name="Default" style:data-style-name="N110">
      <style:table-cell-properties fo:background-color="#fff200"/>
    </style:style>
    <style:style style:name="ce13" style:family="table-cell" style:parent-style-name="Default" style:data-style-name="N108"/>
    <style:style style:name="ce14" style:family="table-cell" style:parent-style-name="Default" style:data-style-name="N108">
      <style:table-cell-properties fo:background-color="transparent"/>
    </style:style>
    <style:style style:name="ce15" style:family="table-cell" style:parent-style-name="Default" style:data-style-name="N108">
      <style:table-cell-properties fo:background-color="#fff200"/>
    </style:style>
    <style:style style:name="ce16" style:family="table-cell" style:parent-style-name="Default" style:data-style-name="N11"/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F_CPU=</text:p>
          </table:table-cell>
          <table:table-cell office:value-type="float" office:value="16000000" calcext:value-type="float">
            <text:p>16000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KM=</text:p>
          </table:table-cell>
          <table:table-cell office:value-type="float" office:value="2560" calcext:value-type="float">
            <text:p>25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MER_DIV=</text:p>
          </table:table-cell>
          <table:table-cell office:value-type="float" office:value="256" calcext:value-type="float">
            <text:p>2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=</text:p>
          </table:table-cell>
          <table:table-cell table:formula="of:=ROUNDDOWN([.B1]*3600/[.B2]/[.B3]/2;0)" office:value-type="float" office:value="43945" calcext:value-type="float">
            <text:p>43945</text:p>
          </table:table-cell>
          <table:table-cell table:style-name="ce1" office:value-type="string" calcext:value-type="string">
            <text:p>Ftimer=</text:p>
          </table:table-cell>
          <table:table-cell table:formula="of:=[.B1]/[.B3]/2" office:value-type="float" office:value="31250" calcext:value-type="float">
            <text:p>312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Скорость</text:p>
          </table:table-cell>
          <table:table-cell table:style-name="ce2" office:value-type="string" calcext:value-type="string">
            <text:p>Делитель</text:p>
          </table:table-cell>
          <table:table-cell table:style-name="ce2" office:value-type="string" calcext:value-type="string">
            <text:p>Период, мс</text:p>
          </table:table-cell>
          <table:table-cell table:style-name="ce2" office:value-type="string" calcext:value-type="string">
            <text:p>Частота, Гц</text:p>
          </table:table-cell>
          <table:table-cell table:style-name="ce2" office:value-type="string" calcext:value-type="string">
            <text:p>Факт скорость</text:p>
          </table:table-cell>
          <table:table-cell table:style-name="ce10" office:value-type="string" calcext:value-type="string">
            <text:p>Отклонение</text:p>
          </table:table-cell>
          <table:table-cell table:style-name="ce2" office:value-type="string" calcext:value-type="string">
            <text:p>Погрешность</text:p>
          </table:table-cell>
          <table:table-cell table:style-name="ce17" table:number-columns-repeated="1017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formula="of:=ROUNDDOWN([.$B$4]/[.A6];0)" office:value-type="float" office:value="43945" calcext:value-type="float">
            <text:p>43945</text:p>
          </table:table-cell>
          <table:table-cell table:style-name="ce5" table:formula="of:=1000/[.D6]" office:value-type="float" office:value="1406.24" calcext:value-type="float">
            <text:p>1406,2</text:p>
          </table:table-cell>
          <table:table-cell table:style-name="ce6" table:formula="of:=[.$D$4]/[.B6]" office:value-type="float" office:value="0.711116167937194" calcext:value-type="float">
            <text:p>0,71</text:p>
          </table:table-cell>
          <table:table-cell table:style-name="ce6" table:formula="of:=[.$D$4]/[.B6]*3600/[.$B$2]" office:value-type="float" office:value="1.00000711116168" calcext:value-type="float">
            <text:p>1,00</text:p>
          </table:table-cell>
          <table:table-cell table:style-name="ce5" table:formula="of:=[.E6]-[.A6]" office:value-type="float" office:value="0.00000711116167950721" calcext:value-type="float">
            <text:p>0,0</text:p>
          </table:table-cell>
          <table:table-cell table:style-name="ce13" table:formula="of:=([.E6]-[.A6])/[.A6]" office:value-type="percentage" office:value="0.00000711116167950721" calcext:value-type="percentage">
            <text:p>0,0%</text:p>
          </table:table-cell>
          <table:table-cell table:style-name="ce17" table:number-columns-repeated="1017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formula="of:=ROUNDDOWN([.$B$4]/[.A7];0)" office:value-type="float" office:value="21972" calcext:value-type="float">
            <text:p>21972</text:p>
          </table:table-cell>
          <table:table-cell table:style-name="ce5" table:formula="of:=1000/[.D7]" office:value-type="float" office:value="703.104" calcext:value-type="float">
            <text:p>703,1</text:p>
          </table:table-cell>
          <table:table-cell table:style-name="ce6" table:formula="of:=[.$D$4]/[.B7]" office:value-type="float" office:value="1.42226470052794" calcext:value-type="float">
            <text:p>1,42</text:p>
          </table:table-cell>
          <table:table-cell table:style-name="ce6" table:formula="of:=[.$D$4]/[.B7]*3600/[.$B$2]" office:value-type="float" office:value="2.00005973511742" calcext:value-type="float">
            <text:p>2,00</text:p>
          </table:table-cell>
          <table:table-cell table:style-name="ce5" table:formula="of:=[.E7]-[.A7]" office:value-type="float" office:value="0.0000597351174222993" calcext:value-type="float">
            <text:p>0,0</text:p>
          </table:table-cell>
          <table:table-cell table:style-name="ce13" table:formula="of:=([.E7]-[.A7])/[.A7]" office:value-type="percentage" office:value="0.0000298675587111496" calcext:value-type="percentage">
            <text:p>0,0%</text:p>
          </table:table-cell>
          <table:table-cell table:style-name="ce17" table:number-columns-repeated="1017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formula="of:=ROUNDDOWN([.$B$4]/[.A8];0)" office:value-type="float" office:value="8789" calcext:value-type="float">
            <text:p>8789</text:p>
          </table:table-cell>
          <table:table-cell table:style-name="ce5" table:formula="of:=1000/[.D8]" office:value-type="float" office:value="281.248" calcext:value-type="float">
            <text:p>281,2</text:p>
          </table:table-cell>
          <table:table-cell table:style-name="ce6" table:formula="of:=[.$D$4]/[.B8]" office:value-type="float" office:value="3.55558083968597" calcext:value-type="float">
            <text:p>3,56</text:p>
          </table:table-cell>
          <table:table-cell table:style-name="ce6" table:formula="of:=[.$D$4]/[.B8]*3600/[.$B$2]" office:value-type="float" office:value="5.0000355558084" calcext:value-type="float">
            <text:p>5,00</text:p>
          </table:table-cell>
          <table:table-cell table:style-name="ce5" table:formula="of:=[.E8]-[.A8]" office:value-type="float" office:value="0.0000355558083970919" calcext:value-type="float">
            <text:p>0,0</text:p>
          </table:table-cell>
          <table:table-cell table:style-name="ce13" table:formula="of:=([.E8]-[.A8])/[.A8]" office:value-type="percentage" office:value="0.00000711116167941839" calcext:value-type="percentage">
            <text:p>0,0%</text:p>
          </table:table-cell>
          <table:table-cell table:style-name="ce17"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DOWN([.$B$4]/[.A9];0)" office:value-type="float" office:value="4394" calcext:value-type="float">
            <text:p>4394</text:p>
          </table:table-cell>
          <table:table-cell table:style-name="ce5" table:formula="of:=1000/[.D9]" office:value-type="float" office:value="140.608" calcext:value-type="float">
            <text:p>140,6</text:p>
          </table:table-cell>
          <table:table-cell table:style-name="ce6" table:formula="of:=[.$D$4]/[.B9]" office:value-type="float" office:value="7.11197086936732" calcext:value-type="float">
            <text:p>7,11</text:p>
          </table:table-cell>
          <table:table-cell table:style-name="ce6" table:formula="of:=[.$D$4]/[.B9]*3600/[.$B$2]" office:value-type="float" office:value="10.0012090350478" calcext:value-type="float">
            <text:p>10,00</text:p>
          </table:table-cell>
          <table:table-cell table:style-name="ce5" table:formula="of:=[.E9]-[.A9]" office:value-type="float" office:value="0.00120903504779157" calcext:value-type="float">
            <text:p>0,0</text:p>
          </table:table-cell>
          <table:table-cell table:style-name="ce13" table:formula="of:=([.E9]-[.A9])/[.A9]" office:value-type="percentage" office:value="0.000120903504779157" calcext:value-type="percentage">
            <text:p>0,0%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DOWN([.$B$4]/[.A10];0)" office:value-type="float" office:value="2197" calcext:value-type="float">
            <text:p>2197</text:p>
          </table:table-cell>
          <table:table-cell table:style-name="ce5" table:formula="of:=1000/[.D10]" office:value-type="float" office:value="70.304" calcext:value-type="float">
            <text:p>70,3</text:p>
          </table:table-cell>
          <table:table-cell table:style-name="ce6" table:formula="of:=[.$D$4]/[.B10]" office:value-type="float" office:value="14.2239417387346" calcext:value-type="float">
            <text:p>14,22</text:p>
          </table:table-cell>
          <table:table-cell table:style-name="ce6" table:formula="of:=[.$D$4]/[.B10]*3600/[.$B$2]" office:value-type="float" office:value="20.0024180700956" calcext:value-type="float">
            <text:p>20,00</text:p>
          </table:table-cell>
          <table:table-cell table:style-name="ce5" table:formula="of:=[.E10]-[.A10]" office:value-type="float" office:value="0.00241807009558315" calcext:value-type="float">
            <text:p>0,0</text:p>
          </table:table-cell>
          <table:table-cell table:style-name="ce13" table:formula="of:=([.E10]-[.A10])/[.A10]" office:value-type="percentage" office:value="0.000120903504779157" calcext:value-type="percentage">
            <text:p>0,0%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DOWN([.$B$4]/[.A11];0)" office:value-type="float" office:value="1464" calcext:value-type="float">
            <text:p>1464</text:p>
          </table:table-cell>
          <table:table-cell table:style-name="ce5" table:formula="of:=1000/[.D11]" office:value-type="float" office:value="46.848" calcext:value-type="float">
            <text:p>46,8</text:p>
          </table:table-cell>
          <table:table-cell table:style-name="ce6" table:formula="of:=[.$D$4]/[.B11]" office:value-type="float" office:value="21.3456284153005" calcext:value-type="float">
            <text:p>21,35</text:p>
          </table:table-cell>
          <table:table-cell table:style-name="ce6" table:formula="of:=[.$D$4]/[.B11]*3600/[.$B$2]" office:value-type="float" office:value="30.0172899590164" calcext:value-type="float">
            <text:p>30,02</text:p>
          </table:table-cell>
          <table:table-cell table:style-name="ce5" table:formula="of:=[.E11]-[.A11]" office:value-type="float" office:value="0.0172899590163915" calcext:value-type="float">
            <text:p>0,0</text:p>
          </table:table-cell>
          <table:table-cell table:style-name="ce13" table:formula="of:=([.E11]-[.A11])/[.A11]" office:value-type="percentage" office:value="0.000576331967213051" calcext:value-type="percentage">
            <text:p>0,1%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DOWN([.$B$4]/[.A12];0)" office:value-type="float" office:value="1098" calcext:value-type="float">
            <text:p>1098</text:p>
          </table:table-cell>
          <table:table-cell table:style-name="ce5" table:formula="of:=1000/[.D12]" office:value-type="float" office:value="35.136" calcext:value-type="float">
            <text:p>35,1</text:p>
          </table:table-cell>
          <table:table-cell table:style-name="ce6" table:formula="of:=[.$D$4]/[.B12]" office:value-type="float" office:value="28.4608378870674" calcext:value-type="float">
            <text:p>28,46</text:p>
          </table:table-cell>
          <table:table-cell table:style-name="ce6" table:formula="of:=[.$D$4]/[.B12]*3600/[.$B$2]" office:value-type="float" office:value="40.0230532786885" calcext:value-type="float">
            <text:p>40,02</text:p>
          </table:table-cell>
          <table:table-cell table:style-name="ce5" table:formula="of:=[.E12]-[.A12]" office:value-type="float" office:value="0.023053278688522" calcext:value-type="float">
            <text:p>0,0</text:p>
          </table:table-cell>
          <table:table-cell table:style-name="ce13" table:formula="of:=([.E12]-[.A12])/[.A12]" office:value-type="percentage" office:value="0.000576331967213051" calcext:value-type="percentage">
            <text:p>0,1%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DOWN([.$B$4]/[.A13];0)" office:value-type="float" office:value="878" calcext:value-type="float">
            <text:p>878</text:p>
          </table:table-cell>
          <table:table-cell table:style-name="ce5" table:formula="of:=1000/[.D13]" office:value-type="float" office:value="28.096" calcext:value-type="float">
            <text:p>28,1</text:p>
          </table:table-cell>
          <table:table-cell table:style-name="ce6" table:formula="of:=[.$D$4]/[.B13]" office:value-type="float" office:value="35.5922551252847" calcext:value-type="float">
            <text:p>35,59</text:p>
          </table:table-cell>
          <table:table-cell table:style-name="ce6" table:formula="of:=[.$D$4]/[.B13]*3600/[.$B$2]" office:value-type="float" office:value="50.0516087699317" calcext:value-type="float">
            <text:p>50,05</text:p>
          </table:table-cell>
          <table:table-cell table:style-name="ce5" table:formula="of:=[.E13]-[.A13]" office:value-type="float" office:value="0.0516087699316614" calcext:value-type="float">
            <text:p>0,1</text:p>
          </table:table-cell>
          <table:table-cell table:style-name="ce13" table:formula="of:=([.E13]-[.A13])/[.A13]" office:value-type="percentage" office:value="0.00103217539863323" calcext:value-type="percentage">
            <text:p>0,1%</text:p>
          </table:table-cell>
          <table:table-cell table:number-columns-repeated="101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table:formula="of:=ROUNDDOWN([.$B$4]/[.A14];0)" office:value-type="float" office:value="732" calcext:value-type="float">
            <text:p>732</text:p>
          </table:table-cell>
          <table:table-cell table:style-name="ce5" table:formula="of:=1000/[.D14]" office:value-type="float" office:value="23.424" calcext:value-type="float">
            <text:p>23,4</text:p>
          </table:table-cell>
          <table:table-cell table:style-name="ce6" table:formula="of:=[.$D$4]/[.B14]" office:value-type="float" office:value="42.6912568306011" calcext:value-type="float">
            <text:p>42,69</text:p>
          </table:table-cell>
          <table:table-cell table:style-name="ce6" table:formula="of:=[.$D$4]/[.B14]*3600/[.$B$2]" office:value-type="float" office:value="60.0345799180328" calcext:value-type="float">
            <text:p>60,03</text:p>
          </table:table-cell>
          <table:table-cell table:style-name="ce5" table:formula="of:=[.E14]-[.A14]" office:value-type="float" office:value="0.034579918032783" calcext:value-type="float">
            <text:p>0,0</text:p>
          </table:table-cell>
          <table:table-cell table:style-name="ce13" table:formula="of:=([.E14]-[.A14])/[.A14]" office:value-type="percentage" office:value="0.000576331967213051" calcext:value-type="percentage">
            <text:p>0,1%</text:p>
          </table:table-cell>
          <table:table-cell table:number-columns-repeated="101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table:formula="of:=ROUNDDOWN([.$B$4]/[.A15];0)" office:value-type="float" office:value="627" calcext:value-type="float">
            <text:p>627</text:p>
          </table:table-cell>
          <table:table-cell table:style-name="ce5" table:formula="of:=1000/[.D15]" office:value-type="float" office:value="20.064" calcext:value-type="float">
            <text:p>20,1</text:p>
          </table:table-cell>
          <table:table-cell table:style-name="ce6" table:formula="of:=[.$D$4]/[.B15]" office:value-type="float" office:value="49.8405103668262" calcext:value-type="float">
            <text:p>49,84</text:p>
          </table:table-cell>
          <table:table-cell table:style-name="ce6" table:formula="of:=[.$D$4]/[.B15]*3600/[.$B$2]" office:value-type="float" office:value="70.0882177033493" calcext:value-type="float">
            <text:p>70,09</text:p>
          </table:table-cell>
          <table:table-cell table:style-name="ce5" table:formula="of:=[.E15]-[.A15]" office:value-type="float" office:value="0.0882177033492866" calcext:value-type="float">
            <text:p>0,1</text:p>
          </table:table-cell>
          <table:table-cell table:style-name="ce13" table:formula="of:=([.E15]-[.A15])/[.A15]" office:value-type="percentage" office:value="0.00126025290498981" calcext:value-type="percentage">
            <text:p>0,1%</text:p>
          </table:table-cell>
          <table:table-cell table:number-columns-repeated="101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table:formula="of:=ROUNDDOWN([.$B$4]/[.A16];0)" office:value-type="float" office:value="549" calcext:value-type="float">
            <text:p>549</text:p>
          </table:table-cell>
          <table:table-cell table:style-name="ce5" table:formula="of:=1000/[.D16]" office:value-type="float" office:value="17.568" calcext:value-type="float">
            <text:p>17,6</text:p>
          </table:table-cell>
          <table:table-cell table:style-name="ce6" table:formula="of:=[.$D$4]/[.B16]" office:value-type="float" office:value="56.9216757741348" calcext:value-type="float">
            <text:p>56,92</text:p>
          </table:table-cell>
          <table:table-cell table:style-name="ce6" table:formula="of:=[.$D$4]/[.B16]*3600/[.$B$2]" office:value-type="float" office:value="80.046106557377" calcext:value-type="float">
            <text:p>80,05</text:p>
          </table:table-cell>
          <table:table-cell table:style-name="ce5" table:formula="of:=[.E16]-[.A16]" office:value-type="float" office:value="0.0461065573770441" calcext:value-type="float">
            <text:p>0,0</text:p>
          </table:table-cell>
          <table:table-cell table:style-name="ce13" table:formula="of:=([.E16]-[.A16])/[.A16]" office:value-type="percentage" office:value="0.000576331967213051" calcext:value-type="percentage">
            <text:p>0,1%</text:p>
          </table:table-cell>
          <table:table-cell table:number-columns-repeated="101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formula="of:=ROUNDDOWN([.$B$4]/[.A17];0)" office:value-type="float" office:value="488" calcext:value-type="float">
            <text:p>488</text:p>
          </table:table-cell>
          <table:table-cell table:style-name="ce5" table:formula="of:=1000/[.D17]" office:value-type="float" office:value="15.616" calcext:value-type="float">
            <text:p>15,6</text:p>
          </table:table-cell>
          <table:table-cell table:style-name="ce6" table:formula="of:=[.$D$4]/[.B17]" office:value-type="float" office:value="64.0368852459016" calcext:value-type="float">
            <text:p>64,04</text:p>
          </table:table-cell>
          <table:table-cell table:style-name="ce6" table:formula="of:=[.$D$4]/[.B17]*3600/[.$B$2]" office:value-type="float" office:value="90.0518698770492" calcext:value-type="float">
            <text:p>90,05</text:p>
          </table:table-cell>
          <table:table-cell table:style-name="ce5" table:formula="of:=[.E17]-[.A17]" office:value-type="float" office:value="0.0518698770491852" calcext:value-type="float">
            <text:p>0,1</text:p>
          </table:table-cell>
          <table:table-cell table:style-name="ce13" table:formula="of:=([.E17]-[.A17])/[.A17]" office:value-type="percentage" office:value="0.000576331967213169" calcext:value-type="percentage">
            <text:p>0,1%</text:p>
          </table:table-cell>
          <table:table-cell table:number-columns-repeated="101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table:formula="of:=ROUNDDOWN([.$B$4]/[.A18];0)" office:value-type="float" office:value="439" calcext:value-type="float">
            <text:p>439</text:p>
          </table:table-cell>
          <table:table-cell table:style-name="ce5" table:formula="of:=1000/[.D18]" office:value-type="float" office:value="14.048" calcext:value-type="float">
            <text:p>14,0</text:p>
          </table:table-cell>
          <table:table-cell table:style-name="ce6" table:formula="of:=[.$D$4]/[.B18]" office:value-type="float" office:value="71.1845102505695" calcext:value-type="float">
            <text:p>71,18</text:p>
          </table:table-cell>
          <table:table-cell table:style-name="ce6" table:formula="of:=[.$D$4]/[.B18]*3600/[.$B$2]" office:value-type="float" office:value="100.103217539863" calcext:value-type="float">
            <text:p>100,10</text:p>
          </table:table-cell>
          <table:table-cell table:style-name="ce5" table:formula="of:=[.E18]-[.A18]" office:value-type="float" office:value="0.103217539863323" calcext:value-type="float">
            <text:p>0,1</text:p>
          </table:table-cell>
          <table:table-cell table:style-name="ce13" table:formula="of:=([.E18]-[.A18])/[.A18]" office:value-type="percentage" office:value="0.00103217539863323" calcext:value-type="percentage">
            <text:p>0,1%</text:p>
          </table:table-cell>
          <table:table-cell table:number-columns-repeated="101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3" table:formula="of:=ROUNDDOWN([.$B$4]/[.A19];0)" office:value-type="float" office:value="399" calcext:value-type="float">
            <text:p>399</text:p>
          </table:table-cell>
          <table:table-cell table:style-name="ce5" table:formula="of:=1000/[.D19]" office:value-type="float" office:value="12.768" calcext:value-type="float">
            <text:p>12,8</text:p>
          </table:table-cell>
          <table:table-cell table:style-name="ce6" table:formula="of:=[.$D$4]/[.B19]" office:value-type="float" office:value="78.3208020050125" calcext:value-type="float">
            <text:p>78,32</text:p>
          </table:table-cell>
          <table:table-cell table:style-name="ce6" table:formula="of:=[.$D$4]/[.B19]*3600/[.$B$2]" office:value-type="float" office:value="110.138627819549" calcext:value-type="float">
            <text:p>110,14</text:p>
          </table:table-cell>
          <table:table-cell table:style-name="ce5" table:formula="of:=[.E19]-[.A19]" office:value-type="float" office:value="0.138627819548873" calcext:value-type="float">
            <text:p>0,1</text:p>
          </table:table-cell>
          <table:table-cell table:style-name="ce13" table:formula="of:=([.E19]-[.A19])/[.A19]" office:value-type="percentage" office:value="0.00126025290498975" calcext:value-type="percentage">
            <text:p>0,1%</text:p>
          </table:table-cell>
          <table:table-cell table:number-columns-repeated="101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table:formula="of:=ROUNDDOWN([.$B$4]/[.A20];0)" office:value-type="float" office:value="366" calcext:value-type="float">
            <text:p>366</text:p>
          </table:table-cell>
          <table:table-cell table:style-name="ce5" table:formula="of:=1000/[.D20]" office:value-type="float" office:value="11.712" calcext:value-type="float">
            <text:p>11,7</text:p>
          </table:table-cell>
          <table:table-cell table:style-name="ce6" table:formula="of:=[.$D$4]/[.B20]" office:value-type="float" office:value="85.3825136612022" calcext:value-type="float">
            <text:p>85,38</text:p>
          </table:table-cell>
          <table:table-cell table:style-name="ce6" table:formula="of:=[.$D$4]/[.B20]*3600/[.$B$2]" office:value-type="float" office:value="120.069159836066" calcext:value-type="float">
            <text:p>120,07</text:p>
          </table:table-cell>
          <table:table-cell table:style-name="ce5" table:formula="of:=[.E20]-[.A20]" office:value-type="float" office:value="0.0691598360655661" calcext:value-type="float">
            <text:p>0,1</text:p>
          </table:table-cell>
          <table:table-cell table:style-name="ce13" table:formula="of:=([.E20]-[.A20])/[.A20]" office:value-type="percentage" office:value="0.000576331967213051" calcext:value-type="percentage">
            <text:p>0,1%</text:p>
          </table:table-cell>
          <table:table-cell table:number-columns-repeated="101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table:formula="of:=ROUNDDOWN([.$B$4]/[.A21];0)" office:value-type="float" office:value="338" calcext:value-type="float">
            <text:p>338</text:p>
          </table:table-cell>
          <table:table-cell table:style-name="ce5" table:formula="of:=1000/[.D21]" office:value-type="float" office:value="10.816" calcext:value-type="float">
            <text:p>10,8</text:p>
          </table:table-cell>
          <table:table-cell table:style-name="ce6" table:formula="of:=[.$D$4]/[.B21]" office:value-type="float" office:value="92.4556213017751" calcext:value-type="float">
            <text:p>92,46</text:p>
          </table:table-cell>
          <table:table-cell table:style-name="ce6" table:formula="of:=[.$D$4]/[.B21]*3600/[.$B$2]" office:value-type="float" office:value="130.015717455621" calcext:value-type="float">
            <text:p>130,02</text:p>
          </table:table-cell>
          <table:table-cell table:style-name="ce5" table:formula="of:=[.E21]-[.A21]" office:value-type="float" office:value="0.0157174556213135" calcext:value-type="float">
            <text:p>0,0</text:p>
          </table:table-cell>
          <table:table-cell table:style-name="ce13" table:formula="of:=([.E21]-[.A21])/[.A21]" office:value-type="percentage" office:value="0.000120903504779335" calcext:value-type="percentage">
            <text:p>0,0%</text:p>
          </table:table-cell>
          <table:table-cell table:number-columns-repeated="101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table:formula="of:=ROUNDDOWN([.$B$4]/[.A22];0)" office:value-type="float" office:value="313" calcext:value-type="float">
            <text:p>313</text:p>
          </table:table-cell>
          <table:table-cell table:style-name="ce5" table:formula="of:=1000/[.D22]" office:value-type="float" office:value="10.016" calcext:value-type="float">
            <text:p>10,0</text:p>
          </table:table-cell>
          <table:table-cell table:style-name="ce6" table:formula="of:=[.$D$4]/[.B22]" office:value-type="float" office:value="99.8402555910543" calcext:value-type="float">
            <text:p>99,84</text:p>
          </table:table-cell>
          <table:table-cell table:style-name="ce6" table:formula="of:=[.$D$4]/[.B22]*3600/[.$B$2]" office:value-type="float" office:value="140.40035942492" calcext:value-type="float">
            <text:p>140,40</text:p>
          </table:table-cell>
          <table:table-cell table:style-name="ce11" table:formula="of:=[.E22]-[.A22]" office:value-type="float" office:value="0.40035942492014" calcext:value-type="float">
            <text:p>0,4</text:p>
          </table:table-cell>
          <table:table-cell table:style-name="ce14" table:formula="of:=([.E22]-[.A22])/[.A22]" office:value-type="percentage" office:value="0.002859710178001" calcext:value-type="percentage">
            <text:p>0,3%</text:p>
          </table:table-cell>
          <table:table-cell table:number-columns-repeated="1017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table:formula="of:=ROUNDDOWN([.$B$4]/[.A23];0)" office:value-type="float" office:value="292" calcext:value-type="float">
            <text:p>292</text:p>
          </table:table-cell>
          <table:table-cell table:style-name="ce5" table:formula="of:=1000/[.D23]" office:value-type="float" office:value="9.344" calcext:value-type="float">
            <text:p>9,3</text:p>
          </table:table-cell>
          <table:table-cell table:style-name="ce6" table:formula="of:=[.$D$4]/[.B23]" office:value-type="float" office:value="107.020547945205" calcext:value-type="float">
            <text:p>107,02</text:p>
          </table:table-cell>
          <table:table-cell table:style-name="ce6" table:formula="of:=[.$D$4]/[.B23]*3600/[.$B$2]" office:value-type="float" office:value="150.497645547945" calcext:value-type="float">
            <text:p>150,50</text:p>
          </table:table-cell>
          <table:table-cell table:style-name="ce12" table:formula="of:=[.E23]-[.A23]" office:value-type="float" office:value="0.497645547945183" calcext:value-type="float">
            <text:p>0,5</text:p>
          </table:table-cell>
          <table:table-cell table:style-name="ce15" table:formula="of:=([.E23]-[.A23])/[.A23]" office:value-type="percentage" office:value="0.00331763698630122" calcext:value-type="percentage">
            <text:p>0,3%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OUNDDOWN([.$B$4]/[.A24];0)" office:value-type="float" office:value="274" calcext:value-type="float">
            <text:p>274</text:p>
          </table:table-cell>
          <table:table-cell table:style-name="ce5" table:formula="of:=1000/[.D24]" office:value-type="float" office:value="8.768" calcext:value-type="float">
            <text:p>8,8</text:p>
          </table:table-cell>
          <table:table-cell table:style-name="ce6" table:formula="of:=[.$D$4]/[.B24]" office:value-type="float" office:value="114.051094890511" calcext:value-type="float">
            <text:p>114,05</text:p>
          </table:table-cell>
          <table:table-cell table:style-name="ce6" table:formula="of:=[.$D$4]/[.B24]*3600/[.$B$2]" office:value-type="float" office:value="160.384352189781" calcext:value-type="float">
            <text:p>160,38</text:p>
          </table:table-cell>
          <table:table-cell table:style-name="ce5" table:formula="of:=[.E24]-[.A24]" office:value-type="float" office:value="0.384352189781026" calcext:value-type="float">
            <text:p>0,4</text:p>
          </table:table-cell>
          <table:table-cell table:style-name="ce13" table:formula="of:=([.E24]-[.A24])/[.A24]" office:value-type="percentage" office:value="0.00240220118613141" calcext:value-type="percentage">
            <text:p>0,2%</text:p>
          </table:table-cell>
          <table:table-cell table:number-columns-repeated="1017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4" table:formula="of:=ROUNDDOWN([.$B$4]/[.A25];0)" office:value-type="float" office:value="258" calcext:value-type="float">
            <text:p>258</text:p>
          </table:table-cell>
          <table:table-cell table:style-name="ce5" table:formula="of:=1000/[.D25]" office:value-type="float" office:value="8.256" calcext:value-type="float">
            <text:p>8,3</text:p>
          </table:table-cell>
          <table:table-cell table:style-name="ce6" table:formula="of:=[.$D$4]/[.B25]" office:value-type="float" office:value="121.124031007752" calcext:value-type="float">
            <text:p>121,12</text:p>
          </table:table-cell>
          <table:table-cell table:style-name="ce6" table:formula="of:=[.$D$4]/[.B25]*3600/[.$B$2]" office:value-type="float" office:value="170.330668604651" calcext:value-type="float">
            <text:p>170,33</text:p>
          </table:table-cell>
          <table:table-cell table:style-name="ce12" table:formula="of:=[.E25]-[.A25]" office:value-type="float" office:value="0.33066860465118" calcext:value-type="float">
            <text:p>0,3</text:p>
          </table:table-cell>
          <table:table-cell table:style-name="ce15" table:formula="of:=([.E25]-[.A25])/[.A25]" office:value-type="percentage" office:value="0.00194510943912459" calcext:value-type="percentage">
            <text:p>0,2%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OUNDDOWN([.$B$4]/[.A26];0)" office:value-type="float" office:value="244" calcext:value-type="float">
            <text:p>244</text:p>
          </table:table-cell>
          <table:table-cell table:style-name="ce5" table:formula="of:=1000/[.D26]" office:value-type="float" office:value="7.808" calcext:value-type="float">
            <text:p>7,8</text:p>
          </table:table-cell>
          <table:table-cell table:style-name="ce6" table:formula="of:=[.$D$4]/[.B26]" office:value-type="float" office:value="128.073770491803" calcext:value-type="float">
            <text:p>128,07</text:p>
          </table:table-cell>
          <table:table-cell table:style-name="ce6" table:formula="of:=[.$D$4]/[.B26]*3600/[.$B$2]" office:value-type="float" office:value="180.103739754098" calcext:value-type="float">
            <text:p>180,10</text:p>
          </table:table-cell>
          <table:table-cell table:style-name="ce5" table:formula="of:=[.E26]-[.A26]" office:value-type="float" office:value="0.10373975409837" calcext:value-type="float">
            <text:p>0,1</text:p>
          </table:table-cell>
          <table:table-cell table:style-name="ce13" table:formula="of:=([.E26]-[.A26])/[.A26]" office:value-type="percentage" office:value="0.000576331967213169" calcext:value-type="percentage">
            <text:p>0,1%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6"/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9">
      <number:number number:decimal-places="14" loext:min-decimal-places="14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13" loext:min-decimal-places="1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.00.0000</text:date>, <text:time style:data-style-name="N2" text:time-value="16:11:41.60953762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23:14:20.656154427</meta:creation-date>
    <dc:date>2020-04-12T11:24:20.508921886</dc:date>
    <meta:editing-duration>P1DT18H37M32S</meta:editing-duration>
    <meta:editing-cycles>3</meta:editing-cycles>
    <meta:generator>LibreOffice/6.0.6.2$Linux_X86_64 LibreOffice_project/00m0$Build-2</meta:generator>
    <meta:document-statistic meta:table-count="1" meta:cell-count="164" meta:object-count="0"/>
  </office:meta>
</office:document-meta>
</file>